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center" draw:textarea-vertical-align="middle"/>
    </style:style>
    <style:style style:name="gr2" style:family="graphic" style:parent-style-name="standard">
      <style:graphic-properties draw:fill="solid" draw:fill-color="#cfe7f5" draw:textarea-horizontal-align="center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start"/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rect draw:style-name="gr1" draw:text-style-name="P1" draw:layer="layout" svg:width="5cm" svg:height="0.9cm" svg:x="0cm" svg:y="0.1cm">
            <text:p text:style-name="P1"><text:span text:style-name="T1">Organism</text:span></text:p>
          </draw:rect>
          <draw:rect draw:style-name="gr2" draw:text-style-name="P2" draw:layer="layout" svg:width="2.5cm" svg:height="3cm" svg:x="0cm" svg:y="1cm">
            <text:p text:style-name="P2">- Can Move</text:p>
            <text:p text:style-name="P2">- Has Health</text:p>
            <text:p text:style-name="P2">- Can Die</text:p>
            <text:p text:style-name="P2">- Is Friendly</text:p>
            <text:p text:style-name="P2">- Can Attack</text:p>
          </draw:rect>
          <draw:rect draw:style-name="gr2" draw:text-style-name="P2" draw:layer="layout" svg:width="2.5cm" svg:height="3cm" svg:x="2.5cm" svg:y="1cm">
            <text:p text:style-name="P2">- ...</text:p>
          </draw:rect>
        </draw:g>
        <draw:g xml:id="id9" draw:id="id9">
          <draw:rect draw:style-name="gr1" draw:text-style-name="P1" draw:layer="layout" svg:width="5cm" svg:height="0.9cm" svg:x="6cm" svg:y="16.1cm">
            <text:p text:style-name="P1"><text:span text:style-name="T1">Monster</text:span></text:p>
          </draw:rect>
          <draw:rect draw:style-name="gr2" draw:text-style-name="P2" draw:layer="layout" svg:width="2.5cm" svg:height="3cm" svg:x="6cm" svg:y="17cm">
            <text:p text:style-name="P2">- Has Property</text:p>
          </draw:rect>
          <draw:rect draw:style-name="gr2" draw:text-style-name="P2" draw:layer="layout" svg:width="2.5cm" svg:height="3cm" svg:x="8.5cm" svg:y="17cm">
            <text:p text:style-name="P2">- Has Property</text:p>
          </draw:rect>
        </draw:g>
        <draw:g xml:id="id2" draw:id="id2">
          <draw:rect draw:style-name="gr1" draw:text-style-name="P1" draw:layer="layout" svg:width="5cm" svg:height="0.9cm" svg:x="6cm" svg:y="1.1cm">
            <text:p text:style-name="P1"><text:span text:style-name="T1">Humanoid</text:span></text:p>
          </draw:rect>
          <draw:rect draw:style-name="gr2" draw:text-style-name="P2" draw:layer="layout" svg:width="2.5cm" svg:height="3cm" svg:x="6cm" svg:y="2cm">
            <text:p text:style-name="P2">- Can Talk</text:p>
            <text:p text:style-name="P2">- Can Interact</text:p>
            <text:p text:style-name="P2">- Has Weapon</text:p>
            <text:p text:style-name="P2"/>
          </draw:rect>
          <draw:rect draw:style-name="gr2" draw:text-style-name="P2" draw:layer="layout" svg:width="2.5cm" svg:height="3cm" svg:x="8.5cm" svg:y="2cm">
            <text:p text:style-name="P2">- Has Property</text:p>
          </draw:rect>
        </draw:g>
        <draw:g xml:id="id8" draw:id="id8">
          <draw:rect draw:style-name="gr1" draw:text-style-name="P1" draw:layer="layout" svg:width="5cm" svg:height="0.9cm" svg:x="6cm" svg:y="11.2cm">
            <text:p text:style-name="P1"><text:span text:style-name="T1">Animal</text:span></text:p>
          </draw:rect>
          <draw:rect draw:style-name="gr2" draw:text-style-name="P2" draw:layer="layout" svg:width="2.5cm" svg:height="3cm" svg:x="6cm" svg:y="12.1cm">
            <text:p text:style-name="P2">- Has Property</text:p>
          </draw:rect>
          <draw:rect draw:style-name="gr2" draw:text-style-name="P2" draw:layer="layout" svg:width="2.5cm" svg:height="3cm" svg:x="8.5cm" svg:y="12.1cm">
            <text:p text:style-name="P2">- Has Property</text:p>
          </draw:rect>
        </draw:g>
        <draw:g>
          <draw:rect draw:style-name="gr1" draw:text-style-name="P1" draw:layer="layout" svg:width="5cm" svg:height="0.9cm" svg:x="-5.2cm" svg:y="0.1cm">
            <text:p text:style-name="P1">Title</text:p>
          </draw:rect>
          <draw:rect draw:style-name="gr2" draw:text-style-name="P2" draw:layer="layout" svg:width="2.5cm" svg:height="3cm" svg:x="-5.2cm" svg:y="1cm">
            <text:p text:style-name="P2">- Has Property</text:p>
          </draw:rect>
          <draw:rect draw:style-name="gr2" draw:text-style-name="P2" draw:layer="layout" svg:width="2.5cm" svg:height="3cm" svg:x="-2.7cm" svg:y="1cm">
            <text:p text:style-name="P2">- Has Property</text:p>
          </draw:rect>
        </draw:g>
        <draw:g xml:id="id3" draw:id="id3">
          <draw:rect draw:style-name="gr1" draw:text-style-name="P1" draw:layer="layout" svg:width="5cm" svg:height="0.9cm" svg:x="12cm" svg:y="2.1cm">
            <text:p text:style-name="P1">Player</text:p>
          </draw:rect>
          <draw:rect draw:style-name="gr2" draw:text-style-name="P2" draw:layer="layout" svg:width="2.5cm" svg:height="3cm" svg:x="12cm" svg:y="3cm">
            <text:p text:style-name="P2">- Has Property</text:p>
          </draw:rect>
          <draw:rect draw:style-name="gr2" draw:text-style-name="P2" draw:layer="layout" svg:width="2.5cm" svg:height="3cm" svg:x="14.5cm" svg:y="3cm">
            <text:p text:style-name="P2">- Has Property</text:p>
          </draw:rect>
        </draw:g>
        <draw:g xml:id="id4" draw:id="id4">
          <draw:rect draw:style-name="gr1" draw:text-style-name="P1" draw:layer="layout" svg:width="5cm" svg:height="0.9cm" svg:x="12cm" svg:y="6.1cm">
            <text:p text:style-name="P1">NPC</text:p>
          </draw:rect>
          <draw:rect draw:style-name="gr2" draw:text-style-name="P2" draw:layer="layout" svg:width="2.5cm" svg:height="3cm" svg:x="12cm" svg:y="7cm">
            <text:p text:style-name="P2">- Has Property</text:p>
          </draw:rect>
          <draw:rect draw:style-name="gr2" draw:text-style-name="P2" draw:layer="layout" svg:width="2.5cm" svg:height="3cm" svg:x="14.5cm" svg:y="7cm">
            <text:p text:style-name="P2">- Has Property</text:p>
          </draw:rect>
        </draw:g>
        <draw:g xml:id="id5" draw:id="id5">
          <draw:rect draw:style-name="gr1" draw:text-style-name="P1" draw:layer="layout" svg:width="5cm" svg:height="0.9cm" svg:x="18cm" svg:y="3.1cm">
            <text:p text:style-name="P1">Enemy</text:p>
          </draw:rect>
          <draw:rect draw:style-name="gr2" draw:text-style-name="P2" draw:layer="layout" svg:width="2.5cm" svg:height="3cm" svg:x="18cm" svg:y="4cm">
            <text:p text:style-name="P2">- Has Property</text:p>
          </draw:rect>
          <draw:rect draw:style-name="gr2" draw:text-style-name="P2" draw:layer="layout" svg:width="2.5cm" svg:height="3cm" svg:x="20.5cm" svg:y="4cm">
            <text:p text:style-name="P2">- Has Property</text:p>
          </draw:rect>
        </draw:g>
        <draw:g xml:id="id6" draw:id="id6">
          <draw:rect draw:style-name="gr1" draw:text-style-name="P1" draw:layer="layout" svg:width="5cm" svg:height="0.9cm" svg:x="18cm" svg:y="7.1cm">
            <text:p text:style-name="P1">DPC</text:p>
          </draw:rect>
          <draw:rect draw:style-name="gr2" draw:text-style-name="P2" draw:layer="layout" svg:width="2.5cm" svg:height="3cm" svg:x="18cm" svg:y="8cm">
            <text:p text:style-name="P2">- Has Property</text:p>
          </draw:rect>
          <draw:rect draw:style-name="gr2" draw:text-style-name="P2" draw:layer="layout" svg:width="2.5cm" svg:height="3cm" svg:x="20.5cm" svg:y="8cm">
            <text:p text:style-name="P2">- Has Property</text:p>
          </draw:rect>
        </draw:g>
        <draw:g xml:id="id7" draw:id="id7">
          <draw:rect draw:style-name="gr1" draw:text-style-name="P1" draw:layer="layout" svg:width="5cm" svg:height="0.9cm" svg:x="18cm" svg:y="11.1cm">
            <text:p text:style-name="P1">Rando</text:p>
          </draw:rect>
          <draw:rect draw:style-name="gr2" draw:text-style-name="P2" draw:layer="layout" svg:width="2.5cm" svg:height="3cm" svg:x="18cm" svg:y="12cm">
            <text:p text:style-name="P2">- Has Property</text:p>
          </draw:rect>
          <draw:rect draw:style-name="gr2" draw:text-style-name="P2" draw:layer="layout" svg:width="2.5cm" svg:height="3cm" svg:x="20.5cm" svg:y="12cm">
            <text:p text:style-name="P2">- Has Property</text:p>
          </draw:rect>
        </draw:g>
        <draw:connector draw:style-name="gr3" draw:text-style-name="P3" draw:layer="layout" draw:type="lines" svg:x1="5cm" svg:y1="2.05cm" svg:x2="6cm" svg:y2="3.05cm" draw:start-shape="id1" draw:start-glue-point="1" draw:end-shape="id2" svg:d="M5000 2050h501l-2 1000h501">
          <text:p/>
        </draw:connector>
        <draw:connector draw:style-name="gr3" draw:text-style-name="P3" draw:layer="layout" draw:type="lines" svg:x1="11cm" svg:y1="3.05cm" svg:x2="12cm" svg:y2="4.05cm" draw:start-shape="id2" draw:start-glue-point="1" draw:end-shape="id3" svg:d="M11000 3050h501l-2 1000h501">
          <text:p/>
        </draw:connector>
        <draw:connector draw:style-name="gr3" draw:text-style-name="P3" draw:layer="layout" draw:type="lines" svg:x1="11cm" svg:y1="3.05cm" svg:x2="12cm" svg:y2="8.05cm" draw:start-shape="id2" draw:start-glue-point="1" draw:end-shape="id4" draw:end-glue-point="3" svg:d="M11000 3050h501l-2 5000h501">
          <text:p/>
        </draw:connector>
        <draw:connector draw:style-name="gr3" draw:text-style-name="P3" draw:layer="layout" draw:type="lines" svg:x1="17cm" svg:y1="8.05cm" svg:x2="18cm" svg:y2="5.05cm" draw:start-shape="id4" draw:start-glue-point="1" draw:end-shape="id5" draw:end-glue-point="3" svg:d="M17000 8050h501l-2-3000h501">
          <text:p/>
        </draw:connector>
        <draw:connector draw:style-name="gr3" draw:text-style-name="P3" draw:layer="layout" draw:type="lines" svg:x1="17cm" svg:y1="8.05cm" svg:x2="18cm" svg:y2="9.05cm" draw:start-shape="id4" draw:start-glue-point="1" draw:end-shape="id6" svg:d="M17000 8050h501l-2 1000h501">
          <text:p/>
        </draw:connector>
        <draw:connector draw:style-name="gr3" draw:text-style-name="P3" draw:layer="layout" draw:type="lines" svg:x1="17cm" svg:y1="8.05cm" svg:x2="18cm" svg:y2="13.05cm" draw:start-shape="id4" draw:start-glue-point="1" draw:end-shape="id7" svg:d="M17000 8050h501l-2 5000h501">
          <text:p/>
        </draw:connector>
        <draw:connector draw:style-name="gr3" draw:text-style-name="P3" draw:layer="layout" draw:type="lines" svg:x1="5cm" svg:y1="2.05cm" svg:x2="6cm" svg:y2="13.15cm" draw:start-shape="id1" draw:start-glue-point="1" draw:end-shape="id8" draw:end-glue-point="3" svg:d="M5000 2050h501l-2 11100h501">
          <text:p/>
        </draw:connector>
        <draw:connector draw:style-name="gr3" draw:text-style-name="P3" draw:layer="layout" draw:type="lines" svg:x1="5cm" svg:y1="2.05cm" svg:x2="6cm" svg:y2="18.05cm" draw:start-shape="id1" draw:start-glue-point="1" draw:end-shape="id9" draw:end-glue-point="3" svg:d="M5000 2050h501l-2 16000h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3M30S</meta:editing-duration>
    <meta:editing-cycles>4</meta:editing-cycles>
    <meta:generator>OpenOffice/4.1.7$Win32 OpenOffice.org_project/417m1$Build-9800</meta:generator>
    <dc:date>2020-02-16T18:24:42.47</dc:date>
    <dc:creator>I Munster</dc:creator>
    <meta:document-statistic meta:object-count="48"/>
  </office:meta>
</office:document-meta>
</file>